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6ef6" officeooo:paragraph-rsid="00076ef6"/>
    </style:style>
    <style:style style:name="P2" style:family="paragraph" style:parent-style-name="Standard">
      <style:text-properties officeooo:rsid="0008bbd0" officeooo:paragraph-rsid="0008bbd0"/>
    </style:style>
    <style:style style:name="P3" style:family="paragraph" style:parent-style-name="Standard">
      <style:text-properties officeooo:paragraph-rsid="00076ef6"/>
    </style:style>
    <style:style style:name="P4" style:family="paragraph" style:parent-style-name="Standard">
      <style:text-properties officeooo:rsid="00090142" officeooo:paragraph-rsid="00090142"/>
    </style:style>
    <style:style style:name="P5" style:family="paragraph" style:parent-style-name="Standard">
      <style:text-properties officeooo:rsid="00098ad0" officeooo:paragraph-rsid="00098ad0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076ef6" officeooo:paragraph-rsid="00076ef6" style:font-size-asian="16pt" style:font-weight-asian="bold" style:font-size-complex="16pt" style:font-weight-complex="bold"/>
    </style:style>
    <style:style style:name="P7" style:family="paragraph" style:parent-style-name="Standard">
      <style:text-properties officeooo:rsid="000d3b37" officeooo:paragraph-rsid="000d3b37"/>
    </style:style>
    <style:style style:name="T1" style:family="text">
      <style:text-properties officeooo:rsid="00076ef6"/>
    </style:style>
    <style:style style:name="T2" style:family="text">
      <style:text-properties officeooo:rsid="000b46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nfos form</text:p>
      <text:p text:style-name="P1"/>
      <text:p text:style-name="P3"><text:span text:style-name="T1">mail : </text:span>aphantasique@gmail.com / Formulaire2021*</text:p>
      <text:p text:style-name="P1"/>
      <text:p text:style-name="P2">heroku : <text:span text:style-name="T1">aphantasique@gmail.com / Formulaire2021*</text:span> (plateforme d'hébergement pour le backend)</text:p>
      <text:p text:style-name="P2"/>
      <text:p text:style-name="P4">mongoDB : <text:span text:style-name="T1">aphantasique@gmail.com / Formulaire2021*</text:span> (plateforme d'hébergement pour la base de données)</text:p>
      <text:p text:style-name="P4"/>
      <text:p text:style-name="P5"><text:span text:style-name="T2"><text:tab/>-&gt; </text:span>Base de donnée : Nom : AphantasiqueForm, accès : NH / aphantForm (informations pour le <text:span text:style-name="T2"><text:tab/></text:span>moment visibles dans le backend en attente de cryptage)</text:p>
      <text:p text:style-name="P1"/>
      <text:p text:style-name="P7">Pour héberger le frontend, il faudra créer un compte github, pour le moment on peut utiliser le mien : </text:p>
      <text:p text:style-name="P7"><text:tab/>-&gt; dossier de code : https://github.com/NobleHeather/NobleHeather.github.io</text:p>
      <text:p text:style-name="P7"><text:tab/>-&gt; url du site en ligne : https://nobleheather.github.io/form_Meo/form.htm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30T01:35:54.837000000</meta:creation-date>
    <dc:date>2021-04-30T02:15:35.744000000</dc:date>
    <meta:editing-duration>PT39M42S</meta:editing-duration>
    <meta:editing-cycles>6</meta:editing-cycles>
    <meta:generator>LibreOffice/7.0.0.3$Windows_x86 LibreOffice_project/8061b3e9204bef6b321a21033174034a5e2ea88e</meta:generator>
    <meta:document-statistic meta:table-count="0" meta:image-count="0" meta:object-count="0" meta:page-count="1" meta:paragraph-count="8" meta:word-count="87" meta:character-count="652" meta:non-whitespace-character-count="568"/>
  </office:meta>
</office:document-meta>
</file>